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6b561" officeooo:paragraph-rsid="0016b561"/>
    </style:style>
    <style:style style:name="P2" style:family="paragraph" style:parent-style-name="Text_20_body">
      <style:text-properties officeooo:rsid="0014fae3" officeooo:paragraph-rsid="0014fae3"/>
    </style:style>
    <style:style style:name="P3" style:family="paragraph" style:parent-style-name="Title">
      <style:text-properties officeooo:rsid="0014fae3" officeooo:paragraph-rsid="0014fae3"/>
    </style:style>
    <style:style style:name="P4" style:family="paragraph" style:parent-style-name="Heading_20_1">
      <style:text-properties officeooo:rsid="0019818d" officeooo:paragraph-rsid="0019818d"/>
    </style:style>
    <style:style style:name="P5" style:family="paragraph" style:parent-style-name="Heading_20_3">
      <style:text-properties fo:font-size="12pt" fo:font-weight="normal" officeooo:rsid="0019818d" officeooo:paragraph-rsid="0019818d" style:font-size-asian="12pt" style:font-weight-asian="normal" style:font-size-complex="12pt" style:font-weight-complex="normal"/>
    </style:style>
    <style:style style:name="P6" style:family="paragraph" style:parent-style-name="Heading_20_4">
      <style:text-properties officeooo:rsid="0016b561" officeooo:paragraph-rsid="0016b561"/>
    </style:style>
    <style:style style:name="P7" style:family="paragraph" style:parent-style-name="Text_20_body">
      <style:text-properties officeooo:rsid="0016b561" officeooo:paragraph-rsid="0016b561"/>
    </style:style>
    <style:style style:name="P8" style:family="paragraph" style:parent-style-name="Text_20_body">
      <style:text-properties officeooo:rsid="0019818d" officeooo:paragraph-rsid="0019818d"/>
    </style:style>
    <style:style style:name="P9" style:family="paragraph" style:parent-style-name="Text_20_body">
      <style:text-properties fo:font-weight="normal" officeooo:rsid="0019818d" officeooo:paragraph-rsid="0019818d" style:font-weight-asian="normal" style:font-weight-complex="normal"/>
    </style:style>
    <style:style style:name="P10" style:family="paragraph" style:parent-style-name="Text_20_body">
      <style:text-properties fo:font-size="12pt" officeooo:rsid="001b6271" officeooo:paragraph-rsid="001b6271" style:font-size-asian="12pt" style:font-size-complex="12pt"/>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1b6271"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sermanual / Codedescription</text:p>
      <text:p text:style-name="P2"/>
      <text:p text:style-name="P2">This document is meant for further documenting and giving an overview of the Zandpack code. </text:p>
      <text:p text:style-name="P2">The Zandpack codes intended usage for doing a timedependent calculation is a three-split process:</text:p>
      <text:p text:style-name="P2"><text:tab/>1. Regular electronic transport calculation. TBtrans or custom function can be used here.</text:p>
      <text:p text:style-name="P2"><text:tab/>- The siesta_python scripting tool can be used to do this or you can supply custom self energies <text:tab/> <text:s text:c="2"/><text:tab/> <text:s text:c="2"/>and Hamiltonian. Here the supplied scripts are meant for explaining this.</text:p>
      <text:p text:style-name="P2"><text:tab/>2. Fitting Procedure. Fitting the Gamma matrices to the sampled Gamma matrices from the <text:tab/> <text:s text:c="2"/><text:tab/> <text:s text:c="3"/>initial transport calculations.</text:p>
      <text:p text:style-name="P2"><text:tab/>3. Running the actual timedependent transport calculation.</text:p>
      <text:p text:style-name="P2"/>
      <text:p text:style-name="P2">The Zandpack module is primarily aimed at step 1 &amp; 2, while the SuperZand code in Zandpack/Zandpack/mpi/ is intended for step 3. <text:s/>As explained otherplace, the SuperZand code is a flexible executable, that the user has a lot of control over, in terms of how what perturbations is brought onto the system in questio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 text:outline-level="4"><text:soft-page-break/>TimedependentTransport.py</text:h>
      <text:p text:style-name="P1">Contains the main class of the fitting, reading/writing and fitting visualisation. </text:p>
      <text:p text:style-name="P1">The most common usage of this class is by assigning a SiP instance (from the siesta_python) as a self.Device attribute, and reading from the folder of this SiP instance. The supported file formats are the *TBT.nc files or the custom type fakeTBT.npz type for more flixibilit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 text:outline-level="1"><text:soft-page-break/>mpi/SuperZand</text:h>
      <text:p text:style-name="P8">Note that the SuperZand code and some dependencies might be read-only. If you wanna change the code, you can make just make it user-modifiable, see chmod or any other method in linux. </text:p>
      <text:p text:style-name="P8">The SuperZand code is the auxillary mode expansion time-propagation code. Refer to publications and the printed info for some practical implementation details. </text:p>
      <text:p text:style-name="P8">The basic execution is done like this:</text:p>
      <text:p text:style-name="P8"><text:span text:style-name="T1">mpirun SuperZand Dir=$PWD </text:span></text:p>
      <text:p text:style-name="P9">Here keywords can be given afterwards and parsed to the internal options dictionary, but no actions are currently implemented to take action on any given keywords. </text:p>
      <text:h text:style-name="Heading_20_2" text:outline-level="2">Code explaination:</text:h>
      <text:h text:style-name="Heading_20_2" text:outline-level="2">Lines 1-30: </text:h>
      <text:p text:style-name="P8">Imports. Many of the elementary functions are imported from the mpi_funcs.py in the main directory, together with the used Runge-Kutta parameters (import from mpi_RK4_pars_dev, further control with the /k0nfig.py file (RK_Method, set to RK45, DOP54, RK78 at the moment) ). </text:p>
      <text:h text:style-name="Heading_20_3" text:outline-level="3">Lines 32-55</text:h>
      <text:p text:style-name="P8">Handling of given keyword arguments given at execution. They are put into the “options” dictionary. </text:p>
      <text:p text:style-name="P8">The directory that the code is parsed in the Dir argument is set as the current directory. </text:p>
      <text:h text:style-name="Heading_20_3" text:outline-level="3">Lines 56-66</text:h>
      <text:p text:style-name="P8">Imports from keywords given by user in the Initial.py file.</text:p>
      <text:p text:style-name="P8">Imports of user-defined bias, dH and eta functions defined in the Bias.py file.</text:p>
      <text:h text:style-name="Heading_20_3" text:outline-level="3">Lines 67-100</text:h>
      <text:h text:style-name="P5" text:outline-level="3">Comm, rank and size: The standard mpi4py variables youll see in any mpi4py program. </text:h>
      <text:p text:style-name="P8"><text:span text:style-name="T2">nax,DT : <text:s/>numpy shorthands for np.newaxis and np.complex128</text:span></text:p>
      <text:p text:style-name="P8"><text:span text:style-name="T2">NK, NO, NL, NX, NOT: </text:span></text:p>
      <text:p text:style-name="P8"><text:span text:style-name="T2"><text:tab/>Global # k-points, total orbitals, # electrodes, # poles, and reduced number of orbitals (from the <text:tab/>localised nature of the self-energies)</text:span></text:p>
      <text:p text:style-name="P8"><text:span text:style-name="T2">src: processes which are worker nodes</text:span></text:p>
      <text:p text:style-name="P8"><text:span text:style-name="T2">noT_lead: the number of nonzero eigenvalues of each electrode. </text:span></text:p>
      <text:p text:style-name="P8"><text:span text:style-name="T2">ROLE_INFO: data that the process has to know to calculate the correct chuck of data. See partition_scheme3 function for more information</text:span></text:p>
      <text:p text:style-name="P8"><text:soft-page-break/><text:span text:style-name="T2">ROLE: Is the process the master process or a worker process.</text:span></text:p>
      <text:p text:style-name="P8"><text:span text:style-name="T2">_Timer: A simple timer class that keeps track of time between labelled calls. </text:span><text:span text:style-name="T3">See /mpi_timer.py for code</text:span></text:p>
      <text:p text:style-name="P10">tag_count. When sending data between mpi_nodes a tag can be given. This starts at 10 for worker0 and goes up accordingly. 10 is just an arbitrary number (I think). They are stored in “Worker_tags”</text:p>
      <text:p text:style-name="P10">“Worker_idx” is a collection of the k-indecies, electrode-indecies and pole-indecies and orbital indecies (orbital indices is just all nonzero eigenvalues atm. In the future is could be good to implement parallelisation over this too if the code where to be run on very big clusters <text:s/>(nprocs&gt; nk*na*nx)) </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2T14:23:56.224154696</meta:creation-date>
    <meta:generator>LibreOffice/7.5.2.2$Linux_X86_64 LibreOffice_project/50$Build-2</meta:generator>
    <dc:date>2023-04-28T11:58:22.227810095</dc:date>
    <meta:editing-duration>PT47M24S</meta:editing-duration>
    <meta:editing-cycles>5</meta:editing-cycles>
    <meta:document-statistic meta:table-count="0" meta:image-count="0" meta:object-count="0" meta:page-count="4" meta:paragraph-count="38" meta:word-count="599" meta:character-count="3828" meta:non-whitespace-character-count="3226"/>
  </office:meta>
</office:document-meta>
</file>